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d29e" officeooo:paragraph-rsid="000dd29e"/>
    </style:style>
    <style:style style:name="P2" style:family="paragraph" style:parent-style-name="Standard">
      <style:text-properties officeooo:rsid="0007b4f1"/>
    </style:style>
    <style:style style:name="P3" style:family="paragraph" style:parent-style-name="Standard">
      <style:text-properties officeooo:rsid="0007b4f1" officeooo:paragraph-rsid="0007b4f1"/>
    </style:style>
    <style:style style:name="P4" style:family="paragraph" style:parent-style-name="Standard">
      <style:text-properties officeooo:rsid="000ba029" officeooo:paragraph-rsid="000ba029"/>
    </style:style>
    <style:style style:name="P5" style:family="paragraph" style:parent-style-name="Standard">
      <style:text-properties officeooo:rsid="000dd29e" officeooo:paragraph-rsid="000dd29e"/>
    </style:style>
    <style:style style:name="P6" style:family="paragraph" style:parent-style-name="Standard">
      <style:text-properties officeooo:rsid="000dd29e" officeooo:paragraph-rsid="000ba029"/>
    </style:style>
    <style:style style:name="P7" style:family="paragraph" style:parent-style-name="Standard">
      <style:text-properties officeooo:rsid="001233d1" officeooo:paragraph-rsid="001233d1"/>
    </style:style>
    <style:style style:name="P8" style:family="paragraph" style:parent-style-name="Standard">
      <style:text-properties officeooo:paragraph-rsid="00139f8a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rsid="001163b3" officeooo:paragraph-rsid="001163b3"/>
    </style:style>
    <style:style style:name="P11" style:family="paragraph" style:parent-style-name="Preformatted_20_Text">
      <style:text-properties officeooo:rsid="000d6bb3" officeooo:paragraph-rsid="000d6bb3"/>
    </style:style>
    <style:style style:name="P12" style:family="paragraph" style:parent-style-name="Preformatted_20_Text">
      <style:text-properties officeooo:rsid="0014af59" officeooo:paragraph-rsid="0014af59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Standard">
      <style:text-properties officeooo:rsid="000d6bb3" officeooo:paragraph-rsid="000d6bb3"/>
    </style:style>
    <style:style style:name="P15" style:family="paragraph" style:parent-style-name="Standard">
      <style:text-properties officeooo:paragraph-rsid="0014af59"/>
    </style:style>
    <style:style style:name="T1" style:family="text">
      <style:text-properties officeooo:rsid="00096915"/>
    </style:style>
    <style:style style:name="T2" style:family="text">
      <style:text-properties officeooo:rsid="000c8794"/>
    </style:style>
    <style:style style:name="T3" style:family="text">
      <style:text-properties fo:color="#26a269" loext:opacity="100%" fo:font-weight="bold"/>
    </style:style>
    <style:style style:name="T4" style:family="text">
      <style:text-properties fo:color="#12488b" loext:opacity="100%" fo:font-weight="bold"/>
    </style:style>
    <style:style style:name="T5" style:family="text">
      <style:text-properties officeooo:rsid="000f5649"/>
    </style:style>
    <style:style style:name="T6" style:family="text">
      <style:text-properties style:font-name="Liberation Mono" fo:font-size="10pt" officeooo:rsid="000f5649" style:font-name-asian="Noto Sans Mono CJK SC" style:font-size-asian="10pt" style:font-name-complex="Liberation Mono" style:font-size-complex="10pt"/>
    </style:style>
    <style:style style:name="T7" style:family="text">
      <style:text-properties officeooo:rsid="001233d1"/>
    </style:style>
    <style:style style:name="T8" style:family="text">
      <style:text-properties officeooo:rsid="00139f8a"/>
    </style:style>
    <style:style style:name="T9" style:family="text">
      <style:text-properties fo:color="#c01c28" loext:opacity="100%"/>
    </style:style>
    <style:style style:name="T10" style:family="text">
      <style:text-properties officeooo:rsid="0014af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ournal Entry #1</text:h>
      <text:p text:style-name="P7"/>
      <text:h text:style-name="Heading_20_2" text:outline-level="2">Setting up the GitHub project repository</text:h>
      <text:p text:style-name="P2"/>
      <text:p text:style-name="P2">Instaling G<text:span text:style-name="T1">it</text:span> through terminal command in Debian:</text:p>
      <text:p text:style-name="P3">apt install git</text:p>
      <text:p text:style-name="P3">(might need to use sudo to install)</text:p>
      <text:p text:style-name="P3"/>
      <text:h text:style-name="Heading_20_3" text:outline-level="3">Creating a new repository on GitHub <text:span text:style-name="T7">(remote repository)</text:span></text:h>
      <text:p text:style-name="P4"/>
      <text:p text:style-name="P4">License: <text:span text:style-name="T2">GNU General Public License v3.0</text:span></text:p>
      <text:p text:style-name="P6"/>
      <text:p text:style-name="P5">Git basic configuration:</text:p>
      <text:p text:style-name="P1"><text:span text:style-name="T3">vero@LV-426</text:span>:<text:span text:style-name="T4">~</text:span>$ git config --global user.name "Veronique Karwowska"</text:p>
      <text:p text:style-name="Preformatted_20_Text"><text:span text:style-name="T3">vero@LV-426</text:span>:<text:span text:style-name="T4">~</text:span>$ git config --global user.email "<text:span text:style-name="T5">email</text:span>"</text:p>
      <text:p text:style-name="Preformatted_20_Text"><text:span text:style-name="T3">vero@LV-426</text:span>:<text:span text:style-name="T4">~</text:span>$ git config --global core.editor "vim"</text:p>
      <text:p text:style-name="Preformatted_20_Text"><text:span text:style-name="T3">vero@LV-426</text:span>:<text:span text:style-name="T4">~</text:span>$ git config --global --list</text:p>
      <text:p text:style-name="Preformatted_20_Text">user.name=Veronique Karwowska</text:p>
      <text:p text:style-name="Preformatted_20_Text">user.email=<text:span text:style-name="T6">email</text:span></text:p>
      <text:p text:style-name="P9">core.editor=vim</text:p>
      <text:p text:style-name="P10"/>
      <text:p text:style-name="P10">Cloning from the remote repository:</text:p>
      <text:p text:style-name="P10"><text:span text:style-name="T3">vero@LV-426</text:span>:<text:span text:style-name="T4">~</text:span>$ cd Documents</text:p>
      <text:p text:style-name="Preformatted_20_Text"><text:span text:style-name="T3">vero@LV-426</text:span>:<text:span text:style-name="T4">~/Documents</text:span>$ git clone https://github.com/VeroKar/Final-Project.git</text:p>
      <text:p text:style-name="Preformatted_20_Text">Cloning into &amp;apos;Final-Project&amp;apos;...</text:p>
      <text:p text:style-name="Preformatted_20_Text">remote: Enumerating objects: 4, done.</text:p>
      <text:p text:style-name="Preformatted_20_Text">remote: Counting objects: 100% (4/4), done.</text:p>
      <text:p text:style-name="Preformatted_20_Text">remote: Compressing objects: 100% (3/3), done.</text:p>
      <text:p text:style-name="Preformatted_20_Text">remote: Total 4 (delta 0), reused 0 (delta 0), pack-reused 0</text:p>
      <text:p text:style-name="P9">Receiving objects: 100% (4/4), 12.49 KiB | 12.49 MiB/s, done.</text:p>
      <text:p text:style-name="P14">Uploading the Journal to github:</text:p>
      <text:p text:style-name="P14"/>
      <text:p text:style-name="P11"><text:span text:style-name="T3">vero@LV-426</text:span>:<text:span text:style-name="T4">~/Documents/Final-Project</text:span>$ git add &amp;apos;Journal.odt&amp;apos;</text:p>
      <text:p text:style-name="Preformatted_20_Text"><text:span text:style-name="T3">vero@LV-426</text:span>:<text:span text:style-name="T4">~/Documents/Final-Project</text:span>$ git commit -m "Uploading Journal to GitHub"</text:p>
      <text:p text:style-name="Preformatted_20_Text">[main 7da369c] Uploading Journal to GitHub</text:p>
      <text:p text:style-name="Preformatted_20_Text"><text:s/>1 file changed, 0 insertions(+), 0 deletions(-)</text:p>
      <text:p text:style-name="Preformatted_20_Text"><text:s/>rewrite Journal.odt (97%)</text:p>
      <text:p text:style-name="Preformatted_20_Text"><text:span text:style-name="T3">vero@LV-426</text:span>:<text:span text:style-name="T4">~/Documents/Final-Project</text:span>$ git push</text:p>
      <text:p text:style-name="Preformatted_20_Text">Username for &amp;apos;https://github.com&amp;apos;: VeroKar</text:p>
      <text:p text:style-name="Preformatted_20_Text">Password for &amp;apos;https://VeroKar@github.com&amp;apos;: </text:p>
      <text:p text:style-name="Preformatted_20_Text">remote: Support for password authentication was removed on August 13, 2021. Please use a personal access token instead.</text:p>
      <text:p text:style-name="Preformatted_20_Text">remote: Please see https://github.blog/2020-12-15-token-authentication-requirements-for-git-operations/ for more information.</text:p>
      <text:p text:style-name="P9">fatal: Authentication failed for &amp;apos;https://github.com/VeroKar/Final-Project.git/&amp;apos;</text:p>
      <text:p text:style-name="P15"><text:soft-page-break/><text:span text:style-name="T10">Not working. </text:span><text:span text:style-name="T8">Need to use </text:span><text:a xlink:type="simple" xlink:href="https://docs.github.com/en/free-pro-team@latest/github/authenticating-to-github/creating-a-personal-access-token" text:style-name="Internet_20_link" text:visited-style-name="Visited_20_Internet_20_Link">a personal access token</text:a> over HTTPS (recommended) or SSH key</text:p>
      <text:p text:style-name="P8"/>
      <text:p text:style-name="P12">Also changed the git config username to VeroKar (the GitHub username)</text:p>
      <text:p text:style-name="P12"><text:span text:style-name="T3">vero@LV-426</text:span>:<text:span text:style-name="T4">~/Documents/Final-Project</text:span>$ git config --global user.name "VeroKar"</text:p>
      <text:p text:style-name="Preformatted_20_Text"><text:span text:style-name="T3">vero@LV-426</text:span>:<text:span text:style-name="T4">~/Documents/Final-Project</text:span>$ git config --global -l</text:p>
      <text:p text:style-name="Preformatted_20_Text">user.name=VeroKar</text:p>
      <text:p text:style-name="Preformatted_20_Text">user.email=veroniquekarwowska@hotmail.com</text:p>
      <text:p text:style-name="P9">core.editor=vim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2:17:04.019673591</meta:creation-date>
    <dc:date>2021-12-03T22:41:31.296119116</dc:date>
    <meta:editing-duration>PT4H1M44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2" meta:paragraph-count="43" meta:word-count="244" meta:character-count="2126" meta:non-whitespace-character-count="1929"/>
  </office:meta>
</office:document-meta>
</file>